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2" table:default-cell-style-name="ce4"/>
        <table:table-column table:style-name="co3" table:default-cell-style-name="ce17"/>
        <table:table-column table:style-name="co6" table:number-columns-repeated="1016" table:default-cell-style-name="ce25"/>
        <table:table-row table:style-name="ro1">
          <table:table-cell table:style-name="Default"/>
          <table:table-cell table:style-name="ce6" office:value-type="string" table:number-columns-spanned="3" table:number-rows-spanned="1">
            <text:p>UBL Quotation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style-name="Default"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style-name="Default"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style-name="Default"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Quotation. Details</text:p>
          </table:table-cell>
          <table:table-cell table:style-name="ce2" office:value-type="string">
            <text:p>Quotation</text:p>
          </table:table-cell>
          <table:table-cell table:style-name="ce2" office:value-type="string">
            <text:p>The document used to quote for the provision of goods and services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Offerta</text:p>
          </table:table-cell>
          <table:table-cell table:style-name="ce15" office:value-type="string">
            <text:p>Il documento usato per quotare la fornitura di merce e servizi.</text:p>
          </table:table-cell>
          <table:table-cell table:style-name="ce24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Quotation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Quotation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Quotation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subset of UBL being us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rofilo</text:p>
          </table:table-cell>
          <table:table-cell table:style-name="ce16" office:value-type="string">
            <text:p>Identifica il profilo utente del sottoinsieme di UBL usato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3" office:value-type="string">
            <text:p>Quotation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Quotation assigned by the Seller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16" office:value-type="string">
            <text:p>Un identificatore per l'Offerta assegnata dal Venditor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Quotation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Quotation is a copy (true) or not (false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ndicatore di Copia</text:p>
          </table:table-cell>
          <table:table-cell table:style-name="ce16" office:value-type="string">
            <text:p>Indica se l'Offerta è (true) o non è (false) una copi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Quotation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Quotation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Seller on which the Quotation was issued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Emissione</text:p>
          </table:table-cell>
          <table:table-cell table:style-name="ce16" office:value-type="string">
            <text:p>Data di emissione dell'Offerta assegnata dal Venditor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Quotation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Seller at which the Quotation was issu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Ora Emissione</text:p>
          </table:table-cell>
          <table:table-cell table:style-name="ce16" office:value-type="string">
            <text:p>Ora di emissione dell'Offerta assegnata dal Venditore.</text:p>
          </table:table-cell>
          <table:table-cell table:style-name="Default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Quotation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Quotation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6" office:value-type="string">
            <text:p>Testo libero relativo all'Offerta. Può contenere note o altre informazioni non esplicitamente previste nella struttura del document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Quotation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that is used for all prices in the Quotation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rezzi</text:p>
          </table:table-cell>
          <table:table-cell table:style-name="ce16" office:value-type="string">
            <text:p>La valuta utilizzata per tutti i prezzi nell'Offerta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Quotation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style-name="Default" table:number-columns-repeated="1016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Quotation. Validity_ Period. Period</text:p>
          </table:table-cell>
          <table:table-cell office:value-type="string">
            <text:p>ValidityPeriod</text:p>
          </table:table-cell>
          <table:table-cell office:value-type="string">
            <text:p>The period for which the Quotation is valid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eriodo di Validità</text:p>
          </table:table-cell>
          <table:table-cell office:value-type="string">
            <text:p>Periodo per il quale l'Offerta rimane valida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Quotation. Request For Quotation_ Document Reference. Document Reference</text:p>
          </table:table-cell>
          <table:table-cell office:value-type="string">
            <text:p>RequestForQuotationDocumentReference</text:p>
          </table:table-cell>
          <table:table-cell office:value-type="string">
            <text:p>An associative reference to Request for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Richiesta di Offerta</text:p>
          </table:table-cell>
          <table:table-cell office:value-type="string">
            <text:p>Associazione (riferimento) ad una Richiesta di Offerta.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Quotation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Addizionale</text:p>
          </table:table-cell>
          <table:table-cell office:value-type="string">
            <text:p>Associazione (riferimento) a Documento Addizionale.</text:p>
          </table:table-cell>
          <table:table-cell table:number-columns-repeated="1016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Quotation. Contract</text:p>
          </table:table-cell>
          <table:table-cell office:value-type="string">
            <text:p>Contract</text:p>
          </table:table-cell>
          <table:table-cell office:value-type="string">
            <text:p>An association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tratto</text:p>
          </table:table-cell>
          <table:table-cell office:value-type="string">
            <text:p>Associazione al Contratto.</text:p>
          </table:table-cell>
          <table:table-cell table:number-columns-repeated="1016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Quotation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sociazione alla Firma.</text:p>
          </table:table-cell>
          <table:table-cell table:number-columns-repeated="101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Quotation. Seller_ Supplier Party. Supplier Party</text:p>
          </table:table-cell>
          <table:table-cell office:value-type="string">
            <text:p>SellerSupplierParty</text:p>
          </table:table-cell>
          <table:table-cell office:value-type="string">
            <text:p>An association to the Seller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Venditore</text:p>
          </table:table-cell>
          <table:table-cell office:value-type="string">
            <text:p>Associazione al Venditore.</text:p>
          </table:table-cell>
          <table:table-cell table:number-columns-repeated="1016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Quotation. Originator_ Customer Party. Customer Party</text:p>
          </table:table-cell>
          <table:table-cell office:value-type="string">
            <text:p>OriginatorCustomerParty</text:p>
          </table:table-cell>
          <table:table-cell office:value-type="string">
            <text:p>An association to the Originato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Originatore</text:p>
          </table:table-cell>
          <table:table-cell office:value-type="string">
            <text:p>Associazione alla Parte Originatrice della transazione.</text:p>
          </table:table-cell>
          <table:table-cell table:number-columns-repeated="1016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Quotation. Delivery</text:p>
          </table:table-cell>
          <table:table-cell office:value-type="string">
            <text:p>Delivery</text:p>
          </table:table-cell>
          <table:table-cell office:value-type="string">
            <text:p>An association to Delivery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segna</text:p>
          </table:table-cell>
          <table:table-cell office:value-type="string">
            <text:p>Associazione al documento di Consegna.</text:p>
          </table:table-cell>
          <table:table-cell table:number-columns-repeated="1016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Quotation. Delivery Terms</text:p>
          </table:table-cell>
          <table:table-cell office:value-type="string">
            <text:p>DeliveryTerms</text:p>
          </table:table-cell>
          <table:table-cell office:value-type="string">
            <text:p>An association to Delivery Term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ermini di Consegna</text:p>
          </table:table-cell>
          <table:table-cell office:value-type="string">
            <text:p>Associazione ai Termini di Consegna.</text:p>
          </table:table-cell>
          <table:table-cell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Quotation. Payment Means</text:p>
          </table:table-cell>
          <table:table-cell office:value-type="string">
            <text:p>PaymentMeans</text:p>
          </table:table-cell>
          <table:table-cell office:value-type="string">
            <text:p>An association to potential Payment Means for Orders related to this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Modalità di Pagamento</text:p>
          </table:table-cell>
          <table:table-cell office:value-type="string">
            <text:p>Associazione a potenziali Mezzi di Pagamento per Ordini relativi a questa Offerta.</text:p>
          </table:table-cell>
          <table:table-cell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Quotation. Transaction Conditions</text:p>
          </table:table-cell>
          <table:table-cell office:value-type="string">
            <text:p>TransactionConditions</text:p>
          </table:table-cell>
          <table:table-cell office:value-type="string">
            <text:p>An association with any purchasing, sales or payment conditions applying to Orders related to this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zioni Transazione</text:p>
          </table:table-cell>
          <table:table-cell office:value-type="string">
            <text:p>Associazione a qualsiasi condizione di vendita, acquisto o pagamento che si applica all'Ordine relativa a questa Offerta.</text:p>
          </table:table-cell>
          <table:table-cell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Quotation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Quotation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bbuono / Addebito</text:p>
          </table:table-cell>
          <table:table-cell office:value-type="string">
            <text:p>Associazione agli Abbuoni e Addebiti che si applicano all'intera Offerta.</text:p>
          </table:table-cell>
          <table:table-cell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Quotation. Destination_ Country. Country</text:p>
          </table:table-cell>
          <table:table-cell office:value-type="string">
            <text:p>DestinationCountry</text:p>
          </table:table-cell>
          <table:table-cell office:value-type="string">
            <text:p>An association to the country of destination (for customs purposes for potential orders)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aese di Destinazione</text:p>
          </table:table-cell>
          <table:table-cell office:value-type="string">
            <text:p>Associazione al paese di destinazione (ai fini doganali per potenziali ordini).</text:p>
          </table:table-cell>
          <table:table-cell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Quotation. Tax Total</text:p>
          </table:table-cell>
          <table:table-cell office:value-type="string">
            <text:p>TaxTotal</text:p>
          </table:table-cell>
          <table:table-cell office:value-type="string">
            <text:p>An association to the total tax amount of the Order (as estimated by the Seller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e Imposte</text:p>
          </table:table-cell>
          <table:table-cell office:value-type="string">
            <text:p>Associazione al totale imposte dell'Ordine (come stimato dal Venditore).</text:p>
          </table:table-cell>
          <table:table-cell table:number-columns-repeated="1016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Quotation. Quoted_ Monetary Total. Monetary Total</text:p>
          </table:table-cell>
          <table:table-cell office:value-type="string">
            <text:p>QuotedMonetaryTotal</text:p>
          </table:table-cell>
          <table:table-cell office:value-type="string">
            <text:p>An association to the total amounts for the Quotation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e Offerta</text:p>
          </table:table-cell>
          <table:table-cell office:value-type="string">
            <text:p>Associazione agli importi totali dell'Offerta.</text:p>
          </table:table-cell>
          <table:table-cell table:number-columns-repeated="1016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Quotation. Quotation Line</text:p>
          </table:table-cell>
          <table:table-cell office:value-type="string">
            <text:p>QuotationLine</text:p>
          </table:table-cell>
          <table:table-cell office:value-type="string">
            <text:p>An association to one or more Quotation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Riga di Offerta</text:p>
          </table:table-cell>
          <table:table-cell office:value-type="string">
            <text:p>Associazione ad una o più Righe Offerta.</text:p>
          </table:table-cell>
          <table:table-cell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Quotation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47</dc:date>
    <meta:document-statistic meta:table-count="1" meta:cell-count="235" meta:object-count="0"/>
    <meta:generator>OpenOffice.org/3.0$Win32 OpenOffice.org_project/300m9$Build-9358</meta:generator>
  </office:meta>
</office:document-meta>
</file>